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AnjaliOldLipi" svg:font-family="AnjaliOldLipi" style:font-pitch="variable"/>
    <style:font-face style:name="Chandas" svg:font-family="Chandas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Garuda" svg:font-family="Garuda" style:font-pitch="variable"/>
    <style:font-face style:name="Gayathri" svg:font-family="Gayathri" style:font-pitch="variable"/>
    <style:font-face style:name="Gayathri Thin" svg:font-family="'Gayathri Thin'" style:font-pitch="variable"/>
    <style:font-face style:name="KacstPen" svg:font-family="KacstPen" style:font-pitch="variable"/>
    <style:font-face style:name="Kalimati" svg:font-family="Kalimati" style:font-pitch="variable"/>
    <style:font-face style:name="Loma" svg:font-family="Loma" style:font-pitch="variable"/>
    <style:font-face style:name="Manjari" svg:font-family="Manjari" style:font-pitch="variable"/>
    <style:font-face style:name="Norasi" svg:font-family="Norasi" style:font-pitch="variable"/>
    <style:font-face style:name="Padauk" svg:font-family="Padauk" style:font-pitch="variable"/>
    <style:font-face style:name="Padauk Book" svg:font-family="'Padauk Book'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HK" svg:font-family="'Noto Sans CJK HK'" style:font-family-generic="swiss" style:font-pitch="variable"/>
    <style:font-face style:name="Noto Sans CJK JP" svg:font-family="'Noto Sans CJK JP'" style:font-family-generic="swiss" style:font-pitch="variable"/>
    <style:font-face style:name="Noto Sans CJK KR" svg:font-family="'Noto Sans CJK KR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 CJK HK" fo:font-weight="normal" officeooo:rsid="000ec4e0" officeooo:paragraph-rsid="000ec4e0" style:font-weight-asian="normal" style:font-weight-complex="normal"/>
    </style:style>
    <style:style style:name="P2" style:family="paragraph" style:parent-style-name="Standard">
      <style:text-properties style:font-name="Gayathri" fo:font-weight="normal" officeooo:rsid="000ec4e0" officeooo:paragraph-rsid="000ec4e0" style:font-weight-asian="normal" style:font-weight-complex="normal"/>
    </style:style>
    <style:style style:name="P3" style:family="paragraph" style:parent-style-name="Standard">
      <style:text-properties style:font-name="Liberation Sans" fo:font-weight="normal" officeooo:rsid="000ec4e0" officeooo:paragraph-rsid="000ec4e0" style:font-weight-asian="normal" style:font-weight-complex="normal"/>
    </style:style>
    <style:style style:name="P4" style:family="paragraph" style:parent-style-name="Standard">
      <style:text-properties style:font-name="Noto Sans CJK SC" fo:font-weight="normal" officeooo:rsid="000ec4e0" officeooo:paragraph-rsid="000ec4e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sai fontes esPod</text:p>
      <text:p text:style-name="P4"/>
      <text:p text:style-name="P4">Mano negra</text:p>
      <text:p text:style-name="P4">Maxime le Forestier</text:p>
      <text:p text:style-name="P4">Melissmell</text:p>
      <text:p text:style-name="P4">Mendelssohn</text:p>
      <text:p text:style-name="P4">Michel Petrucciani</text:p>
      <text:p text:style-name="P4">Miles Davis</text:p>
      <text:p text:style-name="P4">Mills &amp; Malice</text:p>
      <text:p text:style-name="P4">Minima social club</text:p>
      <text:p text:style-name="P4">Minor Majority</text:p>
      <text:p text:style-name="P1"/>
      <text:p text:style-name="P1">Noto sans</text:p>
      <text:p text:style-name="P2"/>
      <text:p text:style-name="P2">Gayatri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" style:font-pitch="fixed"/>
    <style:font-face style:name="AnjaliOldLipi" svg:font-family="AnjaliOldLipi" style:font-pitch="variable"/>
    <style:font-face style:name="Chandas" svg:font-family="Chandas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Garuda" svg:font-family="Garuda" style:font-pitch="variable"/>
    <style:font-face style:name="Gayathri" svg:font-family="Gayathri" style:font-pitch="variable"/>
    <style:font-face style:name="Gayathri Thin" svg:font-family="'Gayathri Thin'" style:font-pitch="variable"/>
    <style:font-face style:name="KacstPen" svg:font-family="KacstPen" style:font-pitch="variable"/>
    <style:font-face style:name="Kalimati" svg:font-family="Kalimati" style:font-pitch="variable"/>
    <style:font-face style:name="Loma" svg:font-family="Loma" style:font-pitch="variable"/>
    <style:font-face style:name="Manjari" svg:font-family="Manjari" style:font-pitch="variable"/>
    <style:font-face style:name="Norasi" svg:font-family="Norasi" style:font-pitch="variable"/>
    <style:font-face style:name="Padauk" svg:font-family="Padauk" style:font-pitch="variable"/>
    <style:font-face style:name="Padauk Book" svg:font-family="'Padauk Book'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HK" svg:font-family="'Noto Sans CJK HK'" style:font-family-generic="swiss" style:font-pitch="variable"/>
    <style:font-face style:name="Noto Sans CJK JP" svg:font-family="'Noto Sans CJK JP'" style:font-family-generic="swiss" style:font-pitch="variable"/>
    <style:font-face style:name="Noto Sans CJK KR" svg:font-family="'Noto Sans CJK KR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9:53:25.249826418</meta:creation-date>
    <dc:date>2020-11-15T01:25:12.703934476</dc:date>
    <meta:editing-duration>PT5H21M37S</meta:editing-duration>
    <meta:editing-cycles>1</meta:editing-cycles>
    <meta:document-statistic meta:table-count="0" meta:image-count="0" meta:object-count="0" meta:page-count="1" meta:paragraph-count="12" meta:word-count="25" meta:character-count="159" meta:non-whitespace-character-count="146"/>
    <meta:generator>LibreOffice/6.4.6.2$Linux_X86_64 LibreOffice_project/40$Build-2</meta:generator>
  </office:meta>
</office:document-meta>
</file>